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acter Name:_________________________ <text:s/>Player Name:_____________________________</text:p>
      <text:p text:style-name="Standard">Race:__________________________________ <text:s/>Size:_______</text:p>
      <text:p text:style-name="Standard">Class:__________________________________ <text:s/>Speed:_____</text:p>
      <text:p text:style-name="Standard">Level:_____ <text:s/>Experience:__________________ <text:s/>/ <text:s/>EtL:___________________________________</text:p>
      <text:p text:style-name="Standard"/>
      <text:p text:style-name="Standard">Background:</text:p>
      <text:p text:style-name="Standard">Personality:_____________________________________________________________________</text:p>
      <text:p text:style-name="Standard">______________________________________________________________________________</text:p>
      <text:p text:style-name="Standard">______________________________________________________________________________</text:p>
      <text:p text:style-name="Standard">Goals:_________________________________________________________________________</text:p>
      <text:p text:style-name="Standard">______________________________________________________________________________</text:p>
      <text:p text:style-name="Standard">______________________________________________________________________________</text:p>
      <text:p text:style-name="Standard">Ideals:_________________________________________________________________________</text:p>
      <text:p text:style-name="Standard">______________________________________________________________________________</text:p>
      <text:p text:style-name="Standard">______________________________________________________________________________</text:p>
      <text:p text:style-name="P1">Flaws:_________________________________________________________________________</text:p>
      <text:p text:style-name="Standard"/>
      <text:p text:style-name="Standard">HP:_____/_____<text:tab/><text:tab/><text:tab/><text:tab/><text:tab/><text:tab/><text:tab/>Abilities:</text:p>
      <text:p text:style-name="Standard"><text:tab/><text:tab/><text:tab/><text:tab/><text:tab/><text:tab/><text:tab/><text:tab/><text:tab/>1)________________________</text:p>
      <text:p text:style-name="Standard">MP:_____/_____<text:tab/><text:tab/><text:tab/><text:tab/><text:tab/><text:tab/><text:tab/></text:p>
      <text:p text:style-name="Standard"><text:tab/><text:tab/><text:tab/><text:tab/><text:tab/><text:tab/><text:tab/><text:tab/><text:tab/>2)________________________</text:p>
      <text:p text:style-name="Standard">SP:_____/_____<text:tab/><text:tab/><text:tab/><text:tab/><text:tab/><text:tab/><text:tab/></text:p>
      <text:p text:style-name="Standard"><text:tab/><text:tab/><text:tab/><text:tab/><text:tab/><text:tab/><text:tab/><text:tab/><text:tab/>3)________________________</text:p>
      <text:p text:style-name="Standard">Rac:_____<text:tab/><text:tab/><text:tab/>Helm:___________________</text:p>
      <text:p text:style-name="Standard"><text:tab/><text:tab/><text:tab/><text:tab/><text:tab/><text:tab/><text:tab/><text:tab/><text:tab/>4)________________________</text:p>
      <text:p text:style-name="Standard">Mac:_____<text:tab/><text:tab/><text:tab/>Armor:__________________</text:p>
      <text:p text:style-name="Standard"><text:tab/><text:tab/><text:tab/><text:tab/><text:tab/><text:tab/><text:tab/><text:tab/><text:tab/>5)________________________</text:p>
      <text:p text:style-name="Standard">Eva:______<text:tab/><text:tab/><text:tab/>Leggings:________________</text:p>
      <text:p text:style-name="Standard"><text:tab/><text:tab/><text:tab/><text:tab/><text:tab/><text:tab/><text:tab/><text:tab/><text:tab/>6)________________________</text:p>
      <text:p text:style-name="Standard">Att:_____<text:tab/><text:tab/><text:tab/>Arm:____________________</text:p>
      <text:p text:style-name="Standard"><text:tab/><text:tab/><text:tab/><text:tab/><text:tab/><text:tab/><text:tab/><text:tab/><text:tab/>7)________________________</text:p>
      <text:p text:style-name="Standard">Def:_____<text:tab/><text:tab/><text:tab/>Arm:____________________</text:p>
      <text:p text:style-name="Standard"><text:tab/><text:tab/><text:tab/><text:tab/><text:tab/><text:tab/><text:tab/><text:tab/><text:tab/>8)________________________</text:p>
      <text:p text:style-name="Standard">PSI:_____<text:tab/><text:tab/><text:tab/>Accessory:_______________</text:p>
      <text:p text:style-name="Standard"><text:tab/><text:tab/><text:tab/><text:tab/><text:tab/><text:tab/><text:tab/><text:tab/><text:tab/>9)________________________</text:p>
      <text:p text:style-name="Standard">Mac:_____<text:tab/><text:tab/><text:tab/>Accessory:_______________</text:p>
      <text:p text:style-name="Standard"><text:tab/><text:tab/><text:tab/><text:tab/><text:tab/><text:tab/><text:tab/><text:tab/><text:tab/>10)_______________________</text:p>
      <text:p text:style-name="Standard">Mev:_____<text:tab/><text:tab/><text:tab/>Accessory:_______________</text:p>
      <text:p text:style-name="Standard"><text:tab/><text:tab/><text:tab/><text:tab/><text:tab/><text:tab/><text:tab/><text:tab/><text:tab/>11)_______________________</text:p>
      <text:p text:style-name="Standard">Mat:_____<text:tab/><text:tab/><text:tab/>Accessory:_______________</text:p>
      <text:p text:style-name="Standard"><text:tab/><text:tab/><text:tab/><text:tab/><text:tab/><text:tab/><text:tab/><text:tab/><text:tab/>12)_______________________</text:p>
      <text:p text:style-name="Standard">Mde:_____<text:tab/><text:tab/><text:tab/>Accessory:_______________</text:p>
      <text:p text:style-name="Standard"><text:tab/><text:tab/><text:tab/><text:tab/><text:tab/><text:tab/><text:tab/><text:tab/><text:tab/>13)_______________________</text:p>
      <text:p text:style-name="Standard">Mor:_____<text:tab/><text:tab/><text:tab/>Accessory:_______________</text:p>
      <text:p text:style-name="Standard"><text:tab/><text:tab/><text:tab/><text:tab/><text:tab/><text:tab/><text:tab/><text:tab/><text:tab/>14)_______________________</text:p>
      <text:p text:style-name="Standard">Luc:_____<text:tab/><text:tab/><text:tab/>Accessory:_______________</text:p>
      <text:p text:style-name="Standard"><text:tab/><text:tab/><text:tab/><text:tab/><text:tab/><text:tab/><text:tab/><text:tab/><text:tab/>15)_______________________</text:p>
      <text:p text:style-name="Standard"/>
      <text:p text:style-name="Standard"><text:tab/><text:tab/><text:tab/><text:tab/><text:tab/><text:tab/><text:tab/><text:tab/><text:tab/>16)_______________________</text:p>
      <text:p text:style-name="Standard"/>
      <text:p text:style-name="Standard"><text:tab/><text:tab/><text:tab/><text:tab/><text:tab/><text:tab/><text:tab/><text:tab/><text:tab/>17)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0M21S</meta:editing-duration>
    <meta:editing-cycles>5</meta:editing-cycles>
    <meta:generator>OpenOffice.org/3.3$Win32 OpenOffice.org_project/330m20$Build-9567</meta:generator>
    <dc:date>2017-01-02T00:29:56.41</dc:date>
    <meta:document-statistic meta:table-count="0" meta:image-count="0" meta:object-count="0" meta:page-count="1" meta:paragraph-count="47" meta:word-count="68" meta:character-count="2182"/>
    <meta:user-defined meta:name="Info 1"/>
    <meta:user-defined meta:name="Info 2"/>
    <meta:user-defined meta:name="Info 3"/>
    <meta:user-defined meta:name="Info 4"/>
  </office:meta>
</office:document-meta>
</file>